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IRE VILLAFUERTE, DAVID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79711857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IRE VILLAFUERTE, DAVID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75833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252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7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2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30694</text:span></text:p>
          </table:table-cell>
          <table:table-cell table:style-name="Tabla3.A2" office:value-type="string">
            <text:p text:style-name="P6"><text:span text:style-name="T11">LA2011</text:span></text:p>
          </table:table-cell>
          <table:table-cell table:style-name="Tabla3.A2" office:value-type="string">
            <text:p text:style-name="P6"><text:span text:style-name="T11">07:00 AM</text:span></text:p>
          </table:table-cell>
          <table:table-cell table:style-name="Tabla3.A2" office:value-type="string">
            <text:p text:style-name="P6"><text:span text:style-name="T11">5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35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